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0.416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0.471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124cm"/>
    </style:style>
    <style:style style:name="co21" style:family="table-column">
      <style:table-column-properties fo:break-before="auto" style:column-width="0.933cm"/>
    </style:style>
    <style:style style:name="co22" style:family="table-column">
      <style:table-column-properties fo:break-before="auto" style:column-width="1.016cm"/>
    </style:style>
    <style:style style:name="co23" style:family="table-column">
      <style:table-column-properties fo:break-before="auto" style:column-width="1.207cm"/>
    </style:style>
    <style:style style:name="co24" style:family="table-column">
      <style:table-column-properties fo:break-before="auto" style:column-width="0.58cm"/>
    </style:style>
    <style:style style:name="co25" style:family="table-column">
      <style:table-column-properties fo:break-before="auto" style:column-width="2.676cm"/>
    </style:style>
    <style:style style:name="ro1" style:family="table-row">
      <style:table-row-properties style:row-height="0.826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9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14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0" style:family="table-cell" style:parent-style-name="Default">
      <style:table-cell-properties fo:background-color="#afd095" style:text-align-source="fix" style:repeat-content="false" fo:padding="0.101cm" style:shadow="#77bc65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22" style:family="table-cell" style:parent-style-name="Default" style:data-style-name="N104">
      <style:table-cell-properties fo:background-color="#afd095" style:text-align-source="fix" style:repeat-content="false" fo:padding="0.101cm" style:shadow="#77bc65 -0.101cm 0.101cm" style:vertical-align="middle"/>
      <style:paragraph-properties fo:text-align="center" fo:margin-left="0cm"/>
      <style:text-properties fo:color="#666666" style:font-name="Consolas" fo:font-size="14pt" style:font-size-asian="14pt" style:font-size-complex="14pt"/>
    </style:style>
    <style:style style:name="ce32" style:family="table-cell" style:parent-style-name="Default">
      <style:table-cell-properties fo:background-color="#afd095" style:text-align-source="fix" style:repeat-content="false" fo:padding="0.101cm" style:shadow="#77bc65 -0.101cm 0.101cm" style:vertical-align="middle"/>
      <style:paragraph-properties fo:text-align="center"/>
      <style:text-properties fo:color="#666666" style:font-name="Consolas" fo:font-size="10pt" style:font-size-asian="10pt" style:font-size-complex="10pt"/>
    </style:style>
    <style:style style:name="ce41" style:family="table-cell" style:parent-style-name="Default">
      <style:table-cell-properties fo:background-color="#f7d1d5" style:text-align-source="fix" style:repeat-content="false" fo:padding="0.101cm" style:vertical-align="middle"/>
      <style:paragraph-properties fo:text-align="center" fo:margin-left="0cm"/>
      <style:text-properties fo:color="#666666" style:font-name="Consolas" fo:font-size="8pt" style:font-size-asian="8pt" style:font-size-complex="8pt"/>
    </style:style>
    <style:style style:name="ce45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666666" style:font-name="Consolas" fo:font-size="14pt" style:font-size-asian="14pt" style:font-size-complex="14pt"/>
    </style:style>
    <style:style style:name="ce48" style:family="table-cell" style:parent-style-name="Default">
      <style:table-cell-properties fo:background-color="#b7b3ca" style:text-align-source="fix" style:repeat-content="false" fo:padding="0.101cm" style:shadow="#8e86ae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54" style:family="table-cell" style:parent-style-name="Default" style:data-style-name="N104">
      <style:table-cell-properties fo:background-color="#b7b3ca" style:text-align-source="fix" style:repeat-content="false" fo:padding="0.101cm" style:shadow="#8e86ae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59" style:family="table-cell" style:parent-style-name="Default">
      <style:table-cell-properties fo:background-color="#b7b3ca" style:text-align-source="fix" style:repeat-content="false" fo:padding="0.101cm" style:shadow="#8e86ae -0.101cm 0.101cm" style:vertical-align="middle"/>
      <style:paragraph-properties fo:text-align="center"/>
      <style:text-properties fo:color="#666666" style:font-name="Consolas" fo:font-size="9pt" fo:font-style="normal" style:font-size-asian="9pt" style:font-style-asian="normal" style:font-size-complex="9pt" style:font-style-complex="normal"/>
    </style:style>
    <style:style style:name="ce62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center"/>
      <style:text-properties fo:color="#eeeeee" style:font-name="Consolas" fo:font-size="12pt" style:font-size-asian="12pt" style:font-size-complex="12pt"/>
    </style:style>
    <style:style style:name="ce67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center"/>
      <style:text-properties fo:color="#eeeeee" style:font-name="Consolas" fo:font-size="11pt" style:font-size-asian="11pt" style:font-size-complex="11pt"/>
    </style:style>
    <style:style style:name="ce68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end" fo:margin-left="0cm"/>
      <style:text-properties fo:color="#999999" style:font-name="Consolas" fo:font-size="9pt" style:font-size-asian="9pt" style:font-size-complex="9pt"/>
    </style:style>
    <style:style style:name="ce69" style:family="table-cell" style:parent-style-name="Default">
      <style:table-cell-properties fo:background-color="#666666" style:text-align-source="fix" style:repeat-content="false" fo:padding="0.101cm" style:shadow="#1c1c1c -0.101cm 0.101cm" style:vertical-align="middle"/>
      <style:paragraph-properties fo:text-align="center"/>
      <style:text-properties fo:color="#eeeeee" style:font-name="Consolas" fo:font-size="12pt" style:font-size-asian="12pt" style:font-size-complex="12pt"/>
    </style:style>
    <style:style style:name="ce70" style:family="table-cell" style:parent-style-name="Default">
      <style:table-cell-properties fo:background-color="#666666" style:text-align-source="fix" style:repeat-content="false" fo:padding="0.101cm" style:shadow="#1c1c1c -0.101cm 0.101cm" style:vertical-align="middle"/>
      <style:paragraph-properties fo:text-align="center"/>
      <style:text-properties fo:color="#eeeeee" style:font-name="Consolas" fo:font-size="11pt" style:font-size-asian="11pt" style:font-size-complex="11pt"/>
    </style:style>
    <style:style style:name="ce71" style:family="table-cell" style:parent-style-name="Default">
      <style:table-cell-properties fo:background-color="#666666" style:text-align-source="fix" style:repeat-content="false" fo:padding="0.101cm" style:shadow="#1c1c1c -0.101cm 0.101cm" style:vertical-align="middle"/>
      <style:paragraph-properties fo:text-align="end" fo:margin-left="0cm"/>
      <style:text-properties fo:color="#999999" style:font-name="Consolas" fo:font-size="9pt" style:font-size-asian="9pt" style:font-size-complex="9pt"/>
    </style:style>
    <style:style style:name="ce77" style:family="table-cell" style:parent-style-name="Default">
      <style:table-cell-properties fo:background-color="#afd095" style:text-align-source="fix" style:repeat-content="false" fo:padding="0.101cm" style:shadow="#77bc65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78" style:family="table-cell" style:parent-style-name="Default" style:data-style-name="N102">
      <style:table-cell-properties fo:background-color="#afd095" style:text-align-source="fix" style:repeat-content="false" fo:padding="0.101cm" style:shadow="#77bc65 -0.101cm 0.101cm" style:vertical-align="middle"/>
      <style:paragraph-properties fo:text-align="center" fo:margin-left="0cm"/>
      <style:text-properties fo:color="#666666" style:font-name="Consolas" fo:font-size="14pt" style:font-size-asian="14pt" style:font-size-complex="14pt"/>
    </style:style>
    <style:style style:name="ce83" style:family="table-cell" style:parent-style-name="Default">
      <style:table-cell-properties fo:background-color="#b7b3ca" style:text-align-source="fix" style:repeat-content="false" fo:padding="0.101cm" style:shadow="#8e86ae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84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center"/>
      <style:text-properties fo:color="#eeeeee" style:font-name="Consolas" fo:font-size="14pt" style:font-size-asian="14pt" style:font-size-complex="14pt"/>
    </style:style>
    <style:style style:name="ce85" style:family="table-cell" style:parent-style-name="Default">
      <style:table-cell-properties fo:background-color="#666666" style:text-align-source="fix" style:repeat-content="false" fo:padding="0.101cm" style:shadow="#1c1c1c -0.101cm 0.101cm" style:vertical-align="middle"/>
      <style:paragraph-properties fo:text-align="center"/>
      <style:text-properties fo:color="#eeeeee" style:font-name="Consolas" fo:font-size="14pt" style:font-size-asian="14pt" style:font-size-complex="14pt"/>
    </style:style>
    <style:style style:name="ce86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ea7500" style:font-name="Consolas" fo:font-size="16pt" style:text-underline-style="none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afd095" style:text-align-source="fix" style:repeat-content="false" fo:padding="0.101cm" style:shadow="#77bc65 -0.101cm 0.101cm" style:vertical-align="middle"/>
      <style:paragraph-properties fo:text-align="center" fo:margin-left="0cm"/>
      <style:text-properties fo:color="#666666" style:font-name="Consolas" fo:font-size="14pt" style:font-size-asian="14pt" style:font-size-complex="14pt"/>
    </style:style>
    <style:style style:name="ce89" style:family="table-cell" style:parent-style-name="Default">
      <style:table-cell-properties fo:background-color="#f7d1d5" style:text-align-source="fix" style:repeat-content="false" fo:padding="0.101cm" style:vertical-align="middle"/>
      <style:paragraph-properties fo:text-align="center" fo:margin-left="0cm"/>
      <style:text-properties fo:color="#ff4000" style:font-name="Consolas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>
      <style:table-cell-properties fo:background-color="#dee7e5" style:text-align-source="fix" style:repeat-content="false" fo:padding="0.101cm" style:shadow="#b3cac7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91" style:family="table-cell" style:parent-style-name="Default" style:data-style-name="N102">
      <style:table-cell-properties fo:background-color="#dee7e5" style:text-align-source="fix" style:repeat-content="false" fo:padding="0.101cm" style:shadow="#b3cac7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92" style:family="table-cell" style:parent-style-name="Default">
      <style:table-cell-properties fo:background-color="#dee7e5" style:text-align-source="fix" style:repeat-content="false" fo:padding="0.101cm" style:shadow="#b3cac7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94" style:family="table-cell" style:parent-style-name="Default">
      <style:table-cell-properties fo:background-color="#ffd8ce" style:text-align-source="fix" style:repeat-content="false" fo:padding="0.101cm" style:vertical-align="middle"/>
      <style:paragraph-properties fo:text-align="start" fo:margin-left="0cm"/>
      <style:text-properties fo:color="#666666" style:font-name="Consolas" fo:font-size="8pt" style:font-size-asian="8pt" style:font-size-complex="8pt"/>
    </style:style>
    <style:style style:name="ce95" style:family="table-cell" style:parent-style-name="Default">
      <style:table-cell-properties fo:background-color="#ec9ba4" style:text-align-source="fix" style:repeat-content="false" fo:padding="0.101cm" style:shadow="#e16173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96" style:family="table-cell" style:parent-style-name="Default">
      <style:table-cell-properties fo:background-color="#ffd8ce" style:text-align-source="fix" style:repeat-content="false" fo:padding="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97" style:family="table-cell" style:parent-style-name="Default">
      <style:table-cell-properties fo:background-color="#ec9ba4" style:text-align-source="fix" style:repeat-content="false" fo:padding="0.101cm" style:shadow="#e16173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98" style:family="table-cell" style:parent-style-name="Default" style:data-style-name="N104">
      <style:table-cell-properties fo:background-color="#ffd8ce" style:text-align-source="fix" style:repeat-content="false" fo:padding="0.101cm" style:vertical-align="middle"/>
      <style:paragraph-properties fo:text-align="center"/>
      <style:text-properties fo:color="#ff4000" style:font-name="Consolas" fo:font-size="12pt" style:text-underline-style="solid" style:text-underline-width="auto" style:text-underline-color="font-color" style:font-size-asian="12pt" style:font-size-complex="12pt"/>
    </style:style>
    <style:style style:name="ce99" style:family="table-cell" style:parent-style-name="Default">
      <style:table-cell-properties fo:background-color="#b4c7dc" style:text-align-source="fix" style:repeat-content="false" fo:padding="0.101cm" style:shadow="#729fcf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101" style:family="table-cell" style:parent-style-name="Default" style:data-style-name="N104">
      <style:table-cell-properties fo:background-color="#b4c7dc" style:text-align-source="fix" style:repeat-content="false" fo:padding="0.101cm" style:shadow="#729fcf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102" style:family="table-cell" style:parent-style-name="Default">
      <style:table-cell-properties fo:background-color="#b4c7dc" style:text-align-source="fix" style:repeat-content="false" fo:padding="0.101cm" style:shadow="#729fcf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103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center"/>
      <style:text-properties fo:color="#666666" style:font-name="Consolas" fo:font-size="10pt" style:font-size-asian="10pt" style:font-size-complex="10pt"/>
    </style:style>
    <style:style style:name="ce104" style:family="table-cell" style:parent-style-name="Default">
      <style:table-cell-properties fo:background-color="#ffaa95" style:text-align-source="fix" style:repeat-content="false" fo:padding="0.101cm" style:shadow="#ff7b59 -0.101cm 0.101cm" style:vertical-align="middle"/>
      <style:paragraph-properties fo:text-align="center"/>
      <style:text-properties fo:color="#666666" style:font-name="Consolas" fo:font-size="12pt" style:font-size-asian="12pt" style:font-size-complex="12pt"/>
    </style:style>
    <style:style style:name="ce106" style:family="table-cell" style:parent-style-name="Default" style:data-style-name="N102">
      <style:table-cell-properties fo:background-color="#ffaa95" style:text-align-source="fix" style:repeat-content="false" fo:padding="0.101cm" style:shadow="#ff7b59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107" style:family="table-cell" style:parent-style-name="Default">
      <style:table-cell-properties fo:background-color="#ffaa95" style:text-align-source="fix" style:repeat-content="false" fo:padding="0.101cm" style:shadow="#ff7b59 -0.101cm 0.101cm" style:vertical-align="middle"/>
      <style:paragraph-properties fo:text-align="center"/>
      <style:text-properties fo:color="#666666" style:font-name="Consolas" fo:font-size="14pt" style:font-size-asian="14pt" style:font-size-complex="14pt"/>
    </style:style>
    <style:style style:name="ce108" style:family="table-cell" style:parent-style-name="Default">
      <style:table-cell-properties fo:background-color="#ffd428" style:text-align-source="fix" style:repeat-content="false" fo:padding="0.101cm" style:vertical-align="middle"/>
      <style:paragraph-properties fo:text-align="center" fo:margin-left="0cm"/>
      <style:text-properties fo:color="#666666" style:font-name="Segoe UI" fo:font-size="12pt" style:text-underline-style="solid" style:text-underline-width="auto" style:text-underline-color="font-color" style:font-size-asian="12pt" style:font-size-complex="12pt"/>
    </style:style>
    <style:style style:name="ce109" style:family="table-cell" style:parent-style-name="Default">
      <style:table-cell-properties fo:border-bottom="0.74pt fine-dashed #ffd428" fo:background-color="#fff5ce" style:text-align-source="fix" style:repeat-content="false" fo:border-left="0.74pt fine-dashed #ffd428" fo:padding="0.101cm" fo:border-right="none" fo:border-top="0.74pt fine-dashed #ffd428" style:vertical-align="middle"/>
      <style:paragraph-properties fo:text-align="start" fo:margin-left="0cm"/>
      <style:text-properties fo:color="#666666" style:font-name="Consolas" fo:font-size="12pt" style:font-size-asian="12pt" style:font-size-complex="12pt"/>
    </style:style>
    <style:style style:name="ce112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start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start" fo:margin-left="0cm"/>
      <style:text-properties fo:color="#666666" style:font-name="Consolas" fo:font-size="12pt" style:font-size-asian="12pt" style:font-size-complex="12pt"/>
    </style:style>
    <style:style style:name="ce114" style:family="table-cell" style:parent-style-name="Default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15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start"/>
      <style:text-properties fo:font-size="12pt" style:font-size-asian="12pt" style:font-size-complex="12pt"/>
    </style:style>
    <style:style style:name="ce116" style:family="table-cell" style:parent-style-name="Default" style:data-style-name="N36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17" style:family="table-cell" style:parent-style-name="Default" style:data-style-name="N36">
      <style:table-cell-properties fo:background-color="#eeeeee" style:text-align-source="fix" style:repeat-content="false" fo:padding="0.101cm" style:vertical-align="middle"/>
      <style:paragraph-properties fo:text-align="start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119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 style:data-style-name="N102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21" style:family="table-cell" style:parent-style-name="Default" style:data-style-name="N102">
      <style:table-cell-properties fo:background-color="#eeeeee" style:text-align-source="fix" style:repeat-content="false" fo:padding="0.101cm" style:vertical-align="middle"/>
      <style:paragraph-properties fo:text-align="start"/>
      <style:text-properties fo:font-size="12pt" style:font-size-asian="12pt" style:font-size-complex="12pt"/>
    </style:style>
    <style:style style:name="ce122" style:family="table-cell" style:parent-style-name="Default" style:data-style-name="N104">
      <style:table-cell-properties fo:border-bottom="0.74pt fine-dashed #ffd428" fo:background-color="#fff5ce" style:text-align-source="fix" style:repeat-content="false" fo:border-left="none" fo:padding="0.101cm" fo:border-right="none" fo:border-top="0.74pt fine-dashed #ffd428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23" style:family="table-cell" style:parent-style-name="Default" style:data-style-name="N104">
      <style:table-cell-properties fo:background-color="#eeeeee" style:text-align-source="fix" style:repeat-content="false" fo:padding="0.101cm" style:vertical-align="middle"/>
      <style:paragraph-properties fo:text-align="start"/>
      <style:text-properties fo:font-size="12pt" style:font-size-asian="12pt" style:font-size-complex="12pt"/>
    </style:style>
    <style:style style:name="ce125" style:family="table-cell" style:parent-style-name="Default" style:data-style-name="N104">
      <style:table-cell-properties fo:border-bottom="0.74pt fine-dashed #ffd428" fo:background-color="#fff5ce" style:text-align-source="fix" style:repeat-content="false" fo:border-left="none" fo:padding="0.101cm" fo:border-right="0.74pt fine-dashed #ffd428" fo:border-top="0.74pt fine-dashed #ffd428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26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style:font-name="Segoe UI" fo:font-size="12pt" style:text-underline-style="none" style:font-size-asian="12pt" style:font-size-complex="12pt"/>
    </style:style>
    <style:style style:name="ce127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start" fo:margin-left="0cm"/>
      <style:text-properties style:font-name="Consolas" fo:font-size="12pt" style:text-underline-style="none" style:font-size-asian="12pt" style:font-size-complex="12pt"/>
    </style:style>
    <style:style style:name="ce128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start" fo:margin-left="0cm"/>
      <style:text-properties fo:font-size="12pt" style:text-underline-style="none" style:font-size-asian="12pt" style:font-size-complex="12pt"/>
    </style:style>
    <style:style style:name="ce129" style:family="table-cell" style:parent-style-name="Default">
      <style:table-cell-properties fo:background-color="#afd095" style:text-align-source="fix" style:repeat-content="false" fo:padding="0.101cm" style:vertical-align="middle"/>
      <style:paragraph-properties fo:text-align="center" fo:margin-left="0cm"/>
      <style:text-properties fo:color="#666666" style:font-name="Segoe UI" fo:font-size="12pt" style:text-underline-style="solid" style:text-underline-width="auto" style:text-underline-color="font-color" style:font-size-asian="12pt" style:font-size-complex="12pt"/>
    </style:style>
    <style:style style:name="ce131" style:family="table-cell" style:parent-style-name="Default" style:data-style-name="N36">
      <style:table-cell-properties fo:border-bottom="0.74pt fine-dashed #127622" fo:background-color="#dde8cb" style:text-align-source="fix" style:repeat-content="false" fo:border-left="0.74pt fine-dashed #127622" fo:padding="0.101cm" fo:border-right="none" fo:border-top="0.74pt fine-dashed #127622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32" style:family="table-cell" style:parent-style-name="Default">
      <style:table-cell-properties fo:border-bottom="0.74pt fine-dashed #127622" fo:background-color="#dde8cb" style:text-align-source="fix" style:repeat-content="false" fo:border-left="none" fo:padding="0.101cm" fo:border-right="none" fo:border-top="0.74pt fine-dashed #127622" style:vertical-align="middle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133" style:family="table-cell" style:parent-style-name="Default" style:data-style-name="N104">
      <style:table-cell-properties fo:border-bottom="0.74pt fine-dashed #127622" fo:background-color="#dde8cb" style:text-align-source="fix" style:repeat-content="false" fo:border-left="none" fo:padding="0.101cm" fo:border-right="none" fo:border-top="0.74pt fine-dashed #127622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34" style:family="table-cell" style:parent-style-name="Default" style:data-style-name="N104">
      <style:table-cell-properties fo:border-bottom="0.74pt fine-dashed #127622" fo:background-color="#dde8cb" style:text-align-source="fix" style:repeat-content="false" fo:border-left="none" fo:padding="0.101cm" fo:border-right="0.74pt fine-dashed #127622" fo:border-top="0.74pt fine-dashed #127622" style:vertical-align="middle"/>
      <style:paragraph-properties fo:text-align="start"/>
      <style:text-properties fo:color="#666666" style:font-name="Consolas" fo:font-size="12pt" style:font-size-asian="12pt" style:font-size-complex="12pt"/>
    </style:style>
    <style:style style:name="ce136" style:family="table-cell" style:parent-style-name="Default">
      <style:table-cell-properties fo:background-color="#5983b0" style:text-align-source="fix" style:repeat-content="false" fo:padding="0.101cm" style:vertical-align="middle"/>
      <style:paragraph-properties fo:text-align="center" fo:margin-left="0cm"/>
      <style:text-properties fo:color="#ffffff" style:font-name="Segoe UI" fo:font-size="12pt" style:font-size-asian="12pt" style:font-size-complex="12pt"/>
    </style:style>
    <style:style style:name="ce137" style:family="table-cell" style:parent-style-name="Default" style:data-style-name="N102">
      <style:table-cell-properties fo:background-color="#b4c7dc" style:text-align-source="fix" style:repeat-content="false" fo:padding="0.101cm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139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000000" style:font-name="Segoe UI" fo:font-size="12pt" style:text-underline-style="none" style:font-size-asian="12pt" style:font-size-complex="12pt"/>
    </style:style>
    <style:style style:name="ce140" style:family="table-cell" style:parent-style-name="Default" style:data-style-name="N102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000000" style:font-name="Consolas" fo:font-size="12pt" style:text-underline-style="none" style:font-size-asian="12pt" style:font-size-complex="12pt"/>
    </style:style>
    <style:style style:name="ce141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color="#000000" fo:font-size="12pt" style:text-underline-style="none" style:font-size-asian="12pt" style:font-size-complex="12pt"/>
    </style:style>
    <style:style style:name="ce142" style:family="table-cell" style:parent-style-name="Default">
      <style:table-cell-properties fo:background-color="#ff972f" style:text-align-source="fix" style:repeat-content="false" fo:padding="0.101cm" style:vertical-align="middle"/>
      <style:paragraph-properties fo:text-align="center" fo:margin-left="0cm"/>
      <style:text-properties fo:color="#ffffff" style:font-name="Segoe UI" fo:font-size="12pt" style:font-size-asian="12pt" style:font-size-complex="12pt"/>
    </style:style>
    <style:style style:name="ce148" style:family="table-cell" style:parent-style-name="Default" style:data-style-name="N102">
      <style:table-cell-properties fo:background-color="#ffdbb6" style:text-align-source="fix" style:repeat-content="false" fo:padding="0.101cm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149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style:font-name="Segoe UI" fo:font-size="12pt" style:font-size-asian="12pt" style:font-size-complex="12pt"/>
    </style:style>
    <style:style style:name="ce150" style:family="table-cell" style:parent-style-name="Default">
      <style:table-cell-properties fo:background-color="#ff3838" style:text-align-source="fix" style:repeat-content="false" fo:padding="0.101cm" style:vertical-align="middle"/>
      <style:paragraph-properties fo:text-align="center" fo:margin-left="0cm"/>
      <style:text-properties fo:color="#ffffff" style:font-name="Segoe UI" fo:font-size="12pt" style:font-size-asian="12pt" style:font-size-complex="12pt"/>
    </style:style>
    <style:style style:name="ce151" style:family="table-cell" style:parent-style-name="Default" style:data-style-name="N0">
      <style:table-cell-properties fo:background-color="#ffa6a6" style:text-align-source="fix" style:repeat-content="false" fo:padding="0.101cm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152" style:family="table-cell" style:parent-style-name="Default" style:data-style-name="N99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 style:data-style-name="N100">
      <style:table-cell-properties fo:border-bottom="0.74pt fine-dashed #127622" fo:background-color="#dde8cb" fo:border-left="none" fo:padding="0.101cm" fo:border-right="none" fo:border-top="0.74pt fine-dashed #127622" style:vertical-align="middle"/>
      <style:text-properties fo:color="#666666" style:font-name="Consolas" fo:font-size="12pt" style:font-size-asian="12pt" style:font-size-complex="12pt"/>
    </style:style>
    <style:style style:name="ce155" style:family="table-cell" style:parent-style-name="Default" style:data-style-name="N104">
      <style:table-cell-properties fo:background-color="#eeeeee" fo:padding="0.101cm" style:vertical-align="middle"/>
      <style:text-properties fo:font-size="12pt" style:font-size-asian="12pt" style:font-size-complex="12pt"/>
    </style:style>
    <style:style style:name="ce156" style:family="table-cell" style:parent-style-name="Default" style:data-style-name="N104">
      <style:table-cell-properties fo:border-bottom="0.74pt fine-dashed #127622" fo:background-color="#dde8cb" fo:border-left="none" fo:padding="0.101cm" fo:border-right="none" fo:border-top="0.74pt fine-dashed #127622" style:vertical-align="middle"/>
      <style:text-properties fo:color="#666666" style:font-name="Consolas" fo:font-size="12pt" style:font-size-asian="12pt" style:font-size-complex="12pt"/>
    </style:style>
    <style:style style:name="ce157" style:family="table-cell" style:parent-style-name="Default" style:data-style-name="N102">
      <style:table-cell-properties fo:background-color="#ffdbb6" fo:padding="0.101cm" style:vertical-align="middle"/>
      <style:text-properties style:font-name="Consolas" fo:font-size="12pt" style:font-size-asian="12pt" style:font-size-complex="12pt"/>
    </style:style>
    <style:style style:name="ce158" style:family="table-cell" style:parent-style-name="Default">
      <style:table-cell-properties fo:background-color="#eeeeee" fo:padding="0.101cm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s.$A$2:$Configs.$A$3])" table:allow-empty-cell="true" table:display-list="unsorted" table:base-cell-address="Home.C4">
          <table:error-message table:message-type="stop" table:display="true"/>
        </table:content-validation>
        <table:content-validation table:name="val2" table:condition="of:is-true-formula(['Acao-Fii'.A2:.A3])" table:allow-empty-cell="true" table:base-cell-address="Home.C3">
          <table:error-message table:message-type="stop" table:display="true"/>
        </table:content-validation>
      </table:content-validations>
      <table:table table:name="Home" table:style-name="ta1" table:print-ranges="Home.A1:Home.O43">
        <table:table-column table:style-name="co1" table:number-columns-repeated="3" table:default-cell-style-name="ce9"/>
        <table:table-column table:style-name="co2" table:default-cell-style-name="ce9"/>
        <table:table-column table:style-name="co1" table:number-columns-repeated="1020" table:default-cell-style-name="ce9"/>
        <table:table-row table:style-name="ro1">
          <table:table-cell table:style-name="ce1" office:value-type="string" calcext:value-type="string" table:number-columns-spanned="3" table:number-rows-spanned="1">
            <text:p>Referente ao ano de:</text:p>
          </table:table-cell>
          <table:covered-table-cell table:number-columns-repeated="2" table:style-name="ce14"/>
          <table:table-cell table:style-name="ce86" office:value-type="float" office:value="2021" calcext:value-type="float">
            <text:p>202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 office:value-type="string" calcext:value-type="string" table:number-columns-spanned="3" table:number-rows-spanned="1">
            <text:p>Total de ganhos</text:p>
          </table:table-cell>
          <table:covered-table-cell table:number-columns-repeated="2" table:style-name="ce77"/>
          <table:table-cell/>
          <table:table-cell table:style-name="ce90" office:value-type="string" calcext:value-type="string" table:number-columns-spanned="3" table:number-rows-spanned="1">
            <text:p>Total investido</text:p>
          </table:table-cell>
          <table:covered-table-cell table:number-columns-repeated="2" table:style-name="ce92"/>
          <table:table-cell/>
          <table:table-cell table:style-name="ce99" office:value-type="string" calcext:value-type="string" table:number-columns-spanned="3" table:number-rows-spanned="1">
            <text:p>Taxas da B3</text:p>
          </table:table-cell>
          <table:covered-table-cell table:number-columns-repeated="2" table:style-name="ce102"/>
          <table:table-cell table:number-columns-repeated="1012"/>
        </table:table-row>
        <table:table-row table:style-name="ro2">
          <table:table-cell/>
          <table:table-cell table:style-name="ce22" table:formula="of:=SUM([$'Acao-Fii'.R2:.R91])" office:value-type="currency" office:currency="BRL" office:value="17.44" calcext:value-type="currency" table:number-columns-spanned="3" table:number-rows-spanned="1">
            <text:p>R$ 17,44</text:p>
          </table:table-cell>
          <table:covered-table-cell table:style-name="ce78"/>
          <table:covered-table-cell table:style-name="ce88"/>
          <table:table-cell/>
          <table:table-cell table:style-name="ce91" table:formula="of:=SUM([$'Acao-Fii'.P2:$'Acao-Fii'.P91])" office:value-type="currency" office:currency="BRL" office:value="10.08" calcext:value-type="currency" table:number-columns-spanned="3" table:number-rows-spanned="1">
            <text:p>R$ 10,08</text:p>
          </table:table-cell>
          <table:covered-table-cell table:number-columns-repeated="2" table:style-name="ce92"/>
          <table:table-cell/>
          <table:table-cell table:style-name="ce101" table:formula="of:=SUM(SUM([$'Acao-Fii'.H2:$'Acao-Fii'.H91])+SUM([$'Acao-Fii'.N2:$'Acao-Fii'.N91]))" office:value-type="currency" office:currency="BRL" office:value="2.48" calcext:value-type="currency" table:number-columns-spanned="3" table:number-rows-spanned="1">
            <text:p>R$ 2,48</text:p>
          </table:table-cell>
          <table:covered-table-cell table:number-columns-repeated="2" table:style-name="ce102"/>
          <table:table-cell table:number-columns-repeated="1012"/>
        </table:table-row>
        <table:table-row table:style-name="ro2">
          <table:table-cell/>
          <table:table-cell table:style-name="ce32" table:formula="of:=IF([.B4]&gt;20000;&quot;Você deve pagar uma darf&quot;;&quot;Nenhum pagamento necessário&quot;)" office:value-type="string" office:string-value="Nenhum pagamento necessário" calcext:value-type="string" table:number-columns-spanned="3" table:number-rows-spanned="1">
            <text:p>Nenhum pagamento necessário</text:p>
          </table:table-cell>
          <table:covered-table-cell table:number-columns-repeated="2" table:style-name="ce77"/>
          <table:table-cell/>
          <table:table-cell table:style-name="ce92" table:number-columns-spanned="3" table:number-rows-spanned="1"/>
          <table:covered-table-cell table:number-columns-repeated="2" table:style-name="ce92"/>
          <table:table-cell/>
          <table:table-cell table:style-name="ce102" table:number-columns-spanned="3" table:number-rows-spanned="1"/>
          <table:covered-table-cell table:number-columns-repeated="2" table:style-name="ce10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Valor aproximado da DARF:</text:p>
          </table:table-cell>
          <table:covered-table-cell/>
          <table:table-cell table:style-name="ce89" table:formula="of:=IF((20 * ([.B4]-20000 ))/100 &lt; 0;&quot;R$ 0,00&quot;;(20 * ([.B4]-20000 ))/100)" office:value-type="string" office:string-value="R$ 0,00" calcext:value-type="string">
            <text:p>R$ 0,00</text:p>
          </table:table-cell>
          <table:table-cell/>
          <table:table-cell table:style-name="ce94" office:value-type="string" calcext:value-type="string" table:number-columns-spanned="2" table:number-rows-spanned="1">
            <text:p>Sua meta de investimento:</text:p>
          </table:table-cell>
          <table:covered-table-cell table:style-name="ce96"/>
          <table:table-cell table:style-name="ce98" office:value-type="currency" office:currency="BRL" office:value="0" calcext:value-type="currency">
            <text:p>R$ 0,00</text:p>
          </table:table-cell>
          <table:table-cell/>
          <table:table-cell table:style-name="ce103" office:value-type="string" calcext:value-type="string" table:number-columns-spanned="3" table:number-rows-spanned="1">
            <text:p>Taxas obrigatórias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/>
          <table:table-cell table:style-name="ce45"/>
          <table:table-cell table:number-columns-repeated="1022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Taxas de corretagem</text:p>
          </table:table-cell>
          <table:covered-table-cell table:number-columns-repeated="2" table:style-name="ce83"/>
          <table:table-cell/>
          <table:table-cell table:style-name="ce95" office:value-type="string" calcext:value-type="string" table:number-columns-spanned="3" table:number-rows-spanned="1">
            <text:p>Seus investimentos</text:p>
          </table:table-cell>
          <table:covered-table-cell table:number-columns-repeated="2" table:style-name="ce97"/>
          <table:table-cell/>
          <table:table-cell table:style-name="ce104" office:value-type="string" calcext:value-type="string" table:number-columns-spanned="3" table:number-rows-spanned="1">
            <text:p>Ganhos de dividendos</text:p>
          </table:table-cell>
          <table:covered-table-cell table:number-columns-repeated="2" table:style-name="ce107"/>
          <table:table-cell table:number-columns-repeated="1012"/>
        </table:table-row>
        <table:table-row table:style-name="ro2">
          <table:table-cell/>
          <table:table-cell table:style-name="ce54" table:formula="of:=SUM(SUM([$'Acao-Fii'.H2:$'Acao-Fii'.H98])+SUM([$'Acao-Fii'.N2:$'Acao-Fii'.N98]))" office:value-type="currency" office:currency="BRL" office:value="2.48" calcext:value-type="currency" table:number-columns-spanned="3" table:number-rows-spanned="1">
            <text:p>R$ 2,48</text:p>
          </table:table-cell>
          <table:covered-table-cell table:number-columns-repeated="2" table:style-name="ce83"/>
          <table:table-cell/>
          <table:table-cell table:style-name="ce95" office:value-type="string" calcext:value-type="string">
            <text:p>Fii</text:p>
          </table:table-cell>
          <table:table-cell table:style-name="ce95"/>
          <table:table-cell table:style-name="ce95" office:value-type="string" calcext:value-type="string">
            <text:p>Ação</text:p>
          </table:table-cell>
          <table:table-cell/>
          <table:table-cell table:style-name="ce106" table:formula="of:=SUM([$'Rendimentos-Fii'.O$2:$'Rendimentos-Fii'.O$91])" office:value-type="currency" office:currency="BRL" office:value="1" calcext:value-type="currency" table:number-columns-spanned="3" table:number-rows-spanned="1">
            <text:p>R$ 1,00</text:p>
          </table:table-cell>
          <table:covered-table-cell table:number-columns-repeated="2" table:style-name="ce107"/>
          <table:table-cell table:number-columns-repeated="1012"/>
        </table:table-row>
        <table:table-row table:style-name="ro2">
          <table:table-cell/>
          <table:table-cell table:style-name="ce59" table:formula="of:=IF([.B10]=0;&quot;Parabens&quot;;&quot;Dica: Existem corretoras sem taxas&quot;)" office:value-type="string" office:string-value="Dica: Existem corretoras sem taxas" calcext:value-type="string" table:number-columns-spanned="3" table:number-rows-spanned="1">
            <text:p>Dica: Existem corretoras sem taxas</text:p>
          </table:table-cell>
          <table:covered-table-cell table:number-columns-repeated="2" table:style-name="ce83"/>
          <table:table-cell/>
          <table:table-cell table:style-name="ce95" table:formula="of:=COUNTIF([$'Acao-Fii'.B$2:$'Acao-Fii'.B$91];&quot;*Fii*&quot;)" office:value-type="float" office:value="4" calcext:value-type="float">
            <text:p>4</text:p>
          </table:table-cell>
          <table:table-cell table:style-name="ce95"/>
          <table:table-cell table:style-name="ce95" table:formula="of:=COUNTIF([$'Acao-Fii'.C$2:$'Acao-Fii'.C$91];&quot;*Ação*&quot;)" office:value-type="float" office:value="0" calcext:value-type="float">
            <text:p>0</text:p>
          </table:table-cell>
          <table:table-cell/>
          <table:table-cell table:style-name="ce107" table:number-columns-spanned="3" table:number-rows-spanned="1"/>
          <table:covered-table-cell table:number-columns-repeated="2" table:style-name="ce107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2" table:number-columns-spanned="5" table:number-rows-spanned="1"/>
          <table:covered-table-cell table:number-columns-repeated="4" table:style-name="ce84"/>
          <table:table-cell table:style-name="ce62" table:number-columns-spanned="6" table:number-rows-spanned="1"/>
          <table:covered-table-cell table:number-columns-repeated="5" table:style-name="ce84"/>
          <table:table-cell table:number-columns-repeated="1012"/>
        </table:table-row>
        <table:table-row table:style-name="ro2">
          <table:table-cell/>
          <table:table-cell table:style-name="ce62" table:number-columns-spanned="11" table:number-rows-spanned="1"/>
          <table:covered-table-cell table:number-columns-repeated="10" table:style-name="ce84"/>
          <table:table-cell table:number-columns-repeated="1012"/>
        </table:table-row>
        <table:table-row table:style-name="ro2">
          <table:table-cell/>
          <table:table-cell table:style-name="ce67" table:number-columns-spanned="5" table:number-rows-spanned="1"/>
          <table:covered-table-cell table:number-columns-repeated="4" table:style-name="ce84"/>
          <table:table-cell table:style-name="ce67" table:number-columns-spanned="6" table:number-rows-spanned="1"/>
          <table:covered-table-cell table:number-columns-repeated="5" table:style-name="ce84"/>
          <table:table-cell table:number-columns-repeated="1012"/>
        </table:table-row>
        <table:table-row table:style-name="ro2">
          <table:table-cell/>
          <table:table-cell table:style-name="ce68" table:number-columns-spanned="11" table:number-rows-spanned="1"/>
          <table:covered-table-cell table:number-columns-repeated="10" table:style-name="ce84"/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69" office:value-type="string" calcext:value-type="string" table:number-columns-spanned="5" table:number-rows-spanned="1">
            <text:p>Github: <text:a xlink:href="https://tiagoiwamoto.github.io/" xlink:type="simple">https://tiagoiwamoto.github.io</text:a></text:p>
          </table:table-cell>
          <table:covered-table-cell table:number-columns-repeated="4" table:style-name="ce85"/>
          <table:table-cell table:style-name="ce69" office:value-type="string" calcext:value-type="string" table:number-columns-spanned="6" table:number-rows-spanned="1">
            <text:p>Linkedin: <text:a xlink:href="https://www.linkedin.com/in/tiago-iwamoto/" xlink:type="simple">https://www.linkedin.com/in/tiago-iwamoto/</text:a></text:p>
          </table:table-cell>
          <table:covered-table-cell table:number-columns-repeated="5" table:style-name="ce85"/>
          <table:table-cell table:number-columns-repeated="1012"/>
        </table:table-row>
        <table:table-row table:style-name="ro2">
          <table:table-cell/>
          <table:table-cell table:style-name="ce69" office:value-type="string" calcext:value-type="string" table:number-columns-spanned="11" table:number-rows-spanned="1">
            <text:p>Gostou da planilha ? Poderia me pagar um café ?</text:p>
          </table:table-cell>
          <table:covered-table-cell table:number-columns-repeated="10" table:style-name="ce85"/>
          <table:table-cell table:number-columns-repeated="1012"/>
        </table:table-row>
        <table:table-row table:style-name="ro2">
          <table:table-cell/>
          <table:table-cell table:style-name="ce70" office:value-type="string" calcext:value-type="string" table:number-columns-spanned="5" table:number-rows-spanned="1">
            <text:p>Via picpay: <text:a xlink:href="https://picpay.me/tiagoiwamoto/5.0" xlink:type="simple">https://picpay.me/tiagoiwamoto/5.0</text:a></text:p>
          </table:table-cell>
          <table:covered-table-cell table:number-columns-repeated="4" table:style-name="ce85"/>
          <table:table-cell table:style-name="ce70" office:value-type="string" calcext:value-type="string" table:number-columns-spanned="6" table:number-rows-spanned="1">
            <text:p>Via Pix: <text:a xlink:href="mailto:tiago.iwamoto@gmail.com" xlink:type="simple">tiago.iwamoto@gmail.com</text:a></text:p>
          </table:table-cell>
          <table:covered-table-cell table:number-columns-repeated="5" table:style-name="ce85"/>
          <table:table-cell table:number-columns-repeated="1012"/>
        </table:table-row>
        <table:table-row table:style-name="ro2">
          <table:table-cell/>
          <table:table-cell table:style-name="ce71" office:value-type="string" calcext:value-type="string" table:number-columns-spanned="11" table:number-rows-spanned="1">
            <text:p>Planilha desenvolvida por Tiago Henrique Iwamoto</text:p>
          </table:table-cell>
          <table:covered-table-cell table:number-columns-repeated="10" table:style-name="ce85"/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ao-Fii" table:style-name="ta1">
        <table:table-column table:style-name="co3" table:default-cell-style-name="ce112"/>
        <table:table-column table:style-name="co4" table:default-cell-style-name="ce112"/>
        <table:table-column table:style-name="co5" table:default-cell-style-name="ce115"/>
        <table:table-column table:style-name="co6" table:default-cell-style-name="ce117"/>
        <table:table-column table:style-name="co7" table:default-cell-style-name="ce119"/>
        <table:table-column table:style-name="co8" table:default-cell-style-name="ce121"/>
        <table:table-column table:style-name="co8" table:default-cell-style-name="ce123"/>
        <table:table-column table:style-name="co9" table:default-cell-style-name="ce123"/>
        <table:table-column table:style-name="co10" table:default-cell-style-name="ce128"/>
        <table:table-column table:style-name="co11" table:default-cell-style-name="ce117"/>
        <table:table-column table:style-name="co7" table:default-cell-style-name="ce119"/>
        <table:table-column table:style-name="co8" table:number-columns-repeated="2" table:default-cell-style-name="ce123"/>
        <table:table-column table:style-name="co9" table:default-cell-style-name="ce123"/>
        <table:table-column table:style-name="co12" table:default-cell-style-name="ce112"/>
        <table:table-column table:style-name="co13" table:default-cell-style-name="ce119"/>
        <table:table-column table:style-name="co12" table:default-cell-style-name="ce141"/>
        <table:table-column table:style-name="co14" table:default-cell-style-name="ce119"/>
        <table:table-column table:style-name="co12" table:default-cell-style-name="ce149"/>
        <table:table-column table:style-name="co15" table:default-cell-style-name="ce152"/>
        <table:table-column table:style-name="co1" table:number-columns-repeated="1004" table:default-cell-style-name="ce115"/>
        <table:table-row table:style-name="ro3">
          <table:table-cell table:style-name="ce108" office:value-type="string" calcext:value-type="string">
            <text:p>Código</text:p>
          </table:table-cell>
          <table:table-cell table:style-name="ce108" office:value-type="string" calcext:value-type="string">
            <text:p>Tipo</text:p>
          </table:table-cell>
          <table:table-cell table:style-name="ce108" office:value-type="string" calcext:value-type="string">
            <text:p>Descrição</text:p>
          </table:table-cell>
          <table:table-cell table:style-name="ce108" office:value-type="string" calcext:value-type="string">
            <text:p>Data da compra</text:p>
          </table:table-cell>
          <table:table-cell table:style-name="ce108" office:value-type="string" calcext:value-type="string">
            <text:p>Quantidade</text:p>
          </table:table-cell>
          <table:table-cell table:style-name="ce108" office:value-type="string" calcext:value-type="string">
            <text:p>Valor</text:p>
          </table:table-cell>
          <table:table-cell table:style-name="ce108" office:value-type="string" calcext:value-type="string">
            <text:p>Taxa B3</text:p>
          </table:table-cell>
          <table:table-cell table:style-name="ce108" office:value-type="string" calcext:value-type="string">
            <text:p>Taxa corretagem</text:p>
          </table:table-cell>
          <table:table-cell table:style-name="ce126" office:value-type="string" calcext:value-type="string">
            <text:p>-</text:p>
          </table:table-cell>
          <table:table-cell table:style-name="ce129" office:value-type="string" calcext:value-type="string">
            <text:p>Data da venda</text:p>
          </table:table-cell>
          <table:table-cell table:style-name="ce129" office:value-type="string" calcext:value-type="string">
            <text:p>Quantidade</text:p>
          </table:table-cell>
          <table:table-cell table:style-name="ce129" office:value-type="string" calcext:value-type="string">
            <text:p>Valor</text:p>
          </table:table-cell>
          <table:table-cell table:style-name="ce129" office:value-type="string" calcext:value-type="string">
            <text:p>Taxa B3</text:p>
          </table:table-cell>
          <table:table-cell table:style-name="ce129" office:value-type="string" calcext:value-type="string">
            <text:p>Taxa corretagem</text:p>
          </table:table-cell>
          <table:table-cell table:style-name="ce126" office:value-type="string" calcext:value-type="string">
            <text:p>-</text:p>
          </table:table-cell>
          <table:table-cell table:style-name="ce136" office:value-type="string" calcext:value-type="string">
            <text:p>Total Investido</text:p>
          </table:table-cell>
          <table:table-cell table:style-name="ce139" office:value-type="string" calcext:value-type="string">
            <text:p>-</text:p>
          </table:table-cell>
          <table:table-cell table:style-name="ce142" office:value-type="string" calcext:value-type="string">
            <text:p>Total Ganho</text:p>
          </table:table-cell>
          <table:table-cell office:value-type="string" calcext:value-type="string">
            <text:p>-</text:p>
          </table:table-cell>
          <table:table-cell table:style-name="ce150" office:value-type="string" calcext:value-type="string">
            <text:p>Pagar DARF</text:p>
          </table:table-cell>
          <table:table-cell table:style-name="ce149" table:number-columns-repeated="1004"/>
        </table:table-row>
        <table:table-row table:style-name="ro3">
          <table:table-cell table:style-name="ce109"/>
          <table:table-cell table:style-name="ce113" table:content-validation-name="val1" office:value-type="string" calcext:value-type="string">
            <text:p>Fii</text:p>
          </table:table-cell>
          <table:table-cell table:style-name="ce114"/>
          <table:table-cell table:style-name="ce116" office:value-type="date" office:date-value="2021-01-01" calcext:value-type="date">
            <text:p>01/01/2021</text:p>
          </table:table-cell>
          <table:table-cell table:style-name="ce118" office:value-type="float" office:value="20" calcext:value-type="float">
            <text:p>20</text:p>
          </table:table-cell>
          <table:table-cell table:style-name="ce120" office:value-type="currency" office:currency="BRL" office:value="0.5" calcext:value-type="currency">
            <text:p>R$ 0,50</text:p>
          </table:table-cell>
          <table:table-cell table:style-name="ce122" office:value-type="currency" office:currency="BRL" office:value="0.08" calcext:value-type="currency">
            <text:p>R$ 0,08</text:p>
          </table:table-cell>
          <table:table-cell table:style-name="ce125" office:value-type="currency" office:currency="BRL" office:value="0" calcext:value-type="currency">
            <text:p>R$ 0,00</text:p>
          </table:table-cell>
          <table:table-cell table:style-name="ce127"/>
          <table:table-cell table:style-name="ce131" office:value-type="date" office:date-value="2021-01-01" calcext:value-type="date">
            <text:p>01/01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133" office:value-type="currency" office:currency="BRL" office:value="1" calcext:value-type="currency">
            <text:p>R$ 1,00</text:p>
          </table:table-cell>
          <table:table-cell table:style-name="ce133" office:value-type="currency" office:currency="BRL" office:value="0.08" calcext:value-type="currency">
            <text:p>R$ 0,08</text:p>
          </table:table-cell>
          <table:table-cell table:style-name="ce134" office:value-type="currency" office:currency="BRL" office:value="2.48" calcext:value-type="currency">
            <text:p>R$ 2,48</text:p>
          </table:table-cell>
          <table:table-cell/>
          <table:table-cell table:style-name="ce137" table:formula="of:=SUM(([.E2]*[.F2])+[.G2]+[.H2])" office:value-type="currency" office:currency="BRL" office:value="10.08" calcext:value-type="currency">
            <text:p>R$ 10,08</text:p>
          </table:table-cell>
          <table:table-cell table:style-name="ce140"/>
          <table:table-cell table:style-name="ce148" table:formula="of:=SUM(([.K2]*[.L2])-[.M2]-[.N2])" office:value-type="currency" office:currency="BRL" office:value="17.44" calcext:value-type="currency">
            <text:p>R$ 17,44</text:p>
          </table:table-cell>
          <table:table-cell/>
          <table:table-cell table:style-name="ce151" table:formula="of:=IF(ISBLANK([.J2] );&quot;N/A&quot;;IF([.J2]=[.D2];&quot;PAGAR&quot;;&quot;ISENTO&quot;))" office:value-type="string" office:string-value="PAGAR" calcext:value-type="string">
            <text:p>PAGAR</text:p>
          </table:table-cell>
          <table:table-cell table:style-name="ce121" table:formula="of:=IF(MONTH([.J2])=1 ;SUMIF(IF(ISBLANK([.U2] );0;[.U2])+[.R2]))" office:value-type="string" office:string-value="" calcext:value-type="error">
            <text:p>Erro:522</text:p>
          </table:table-cell>
          <table:table-cell table:number-columns-repeated="7"/>
          <table:table-cell table:style-name="ce121"/>
          <table:table-cell table:number-columns-repeated="995"/>
        </table:table-row>
        <table:table-row table:style-name="ro3">
          <table:table-cell table:style-name="ce109"/>
          <table:table-cell table:style-name="ce113" table:content-validation-name="val1" office:value-type="string" calcext:value-type="string">
            <text:p>Fii</text:p>
          </table:table-cell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]*[.F3])+[.G3]+[.H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]*[.L3])-[.M3]-[.N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] );&quot;N/A&quot;;IF([.J3]=[.D3];&quot;PAGAR&quot;;&quot;ISENTO&quot;))" office:value-type="string" office:string-value="N/A" calcext:value-type="string">
            <text:p>N/A</text:p>
          </table:table-cell>
          <table:table-cell table:number-columns-repeated="8"/>
          <table:table-cell table:style-name="ce121"/>
          <table:table-cell table:number-columns-repeated="995"/>
        </table:table-row>
        <table:table-row table:style-name="ro3">
          <table:table-cell table:style-name="ce109"/>
          <table:table-cell table:style-name="ce113" table:content-validation-name="val1" office:value-type="string" calcext:value-type="string">
            <text:p>Fii</text:p>
          </table:table-cell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]*[.F4])+[.G4]+[.H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]*[.L4])-[.M4]-[.N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] );&quot;N/A&quot;;IF([.J4]=[.D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 office:value-type="string" calcext:value-type="string">
            <text:p>Fii</text:p>
          </table:table-cell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]*[.F5])+[.G5]+[.H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]*[.L5])-[.M5]-[.N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] );&quot;N/A&quot;;IF([.J5]=[.D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]*[.F6])+[.G6]+[.H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]*[.L6])-[.M6]-[.N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] );&quot;N/A&quot;;IF([.J6]=[.D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]*[.F7])+[.G7]+[.H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]*[.L7])-[.M7]-[.N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] );&quot;N/A&quot;;IF([.J7]=[.D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]*[.F8])+[.G8]+[.H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]*[.L8])-[.M8]-[.N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] );&quot;N/A&quot;;IF([.J8]=[.D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9]*[.F9])+[.G9]+[.H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9]*[.L9])-[.M9]-[.N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9] );&quot;N/A&quot;;IF([.J9]=[.D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0]*[.F10])+[.G10]+[.H1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0]*[.L10])-[.M10]-[.N1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0] );&quot;N/A&quot;;IF([.J10]=[.D1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1]*[.F11])+[.G11]+[.H1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1]*[.L11])-[.M11]-[.N1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1] );&quot;N/A&quot;;IF([.J11]=[.D1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2]*[.F12])+[.G12]+[.H1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2]*[.L12])-[.M12]-[.N1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2] );&quot;N/A&quot;;IF([.J12]=[.D1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3]*[.F13])+[.G13]+[.H1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3]*[.L13])-[.M13]-[.N1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3] );&quot;N/A&quot;;IF([.J13]=[.D1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4]*[.F14])+[.G14]+[.H1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4]*[.L14])-[.M14]-[.N1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4] );&quot;N/A&quot;;IF([.J14]=[.D1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5]*[.F15])+[.G15]+[.H1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5]*[.L15])-[.M15]-[.N1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5] );&quot;N/A&quot;;IF([.J15]=[.D1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6]*[.F16])+[.G16]+[.H1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6]*[.L16])-[.M16]-[.N1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6] );&quot;N/A&quot;;IF([.J16]=[.D1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7]*[.F17])+[.G17]+[.H1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7]*[.L17])-[.M17]-[.N1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7] );&quot;N/A&quot;;IF([.J17]=[.D1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8]*[.F18])+[.G18]+[.H1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8]*[.L18])-[.M18]-[.N1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8] );&quot;N/A&quot;;IF([.J18]=[.D1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19]*[.F19])+[.G19]+[.H1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19]*[.L19])-[.M19]-[.N1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19] );&quot;N/A&quot;;IF([.J19]=[.D1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0]*[.F20])+[.G20]+[.H2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0]*[.L20])-[.M20]-[.N2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0] );&quot;N/A&quot;;IF([.J20]=[.D2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1]*[.F21])+[.G21]+[.H2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1]*[.L21])-[.M21]-[.N2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1] );&quot;N/A&quot;;IF([.J21]=[.D2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2]*[.F22])+[.G22]+[.H2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2]*[.L22])-[.M22]-[.N2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2] );&quot;N/A&quot;;IF([.J22]=[.D2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3]*[.F23])+[.G23]+[.H2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3]*[.L23])-[.M23]-[.N2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3] );&quot;N/A&quot;;IF([.J23]=[.D2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4]*[.F24])+[.G24]+[.H2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4]*[.L24])-[.M24]-[.N2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4] );&quot;N/A&quot;;IF([.J24]=[.D2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5]*[.F25])+[.G25]+[.H2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5]*[.L25])-[.M25]-[.N2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5] );&quot;N/A&quot;;IF([.J25]=[.D2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6]*[.F26])+[.G26]+[.H2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6]*[.L26])-[.M26]-[.N2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6] );&quot;N/A&quot;;IF([.J26]=[.D2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7]*[.F27])+[.G27]+[.H2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7]*[.L27])-[.M27]-[.N2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7] );&quot;N/A&quot;;IF([.J27]=[.D2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8]*[.F28])+[.G28]+[.H2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8]*[.L28])-[.M28]-[.N2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8] );&quot;N/A&quot;;IF([.J28]=[.D2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29]*[.F29])+[.G29]+[.H2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29]*[.L29])-[.M29]-[.N2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29] );&quot;N/A&quot;;IF([.J29]=[.D2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0]*[.F30])+[.G30]+[.H3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0]*[.L30])-[.M30]-[.N3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0] );&quot;N/A&quot;;IF([.J30]=[.D3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1]*[.F31])+[.G31]+[.H3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1]*[.L31])-[.M31]-[.N3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1] );&quot;N/A&quot;;IF([.J31]=[.D3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2]*[.F32])+[.G32]+[.H3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2]*[.L32])-[.M32]-[.N3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2] );&quot;N/A&quot;;IF([.J32]=[.D3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3]*[.F33])+[.G33]+[.H3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3]*[.L33])-[.M33]-[.N3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3] );&quot;N/A&quot;;IF([.J33]=[.D3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4]*[.F34])+[.G34]+[.H3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4]*[.L34])-[.M34]-[.N3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4] );&quot;N/A&quot;;IF([.J34]=[.D3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5]*[.F35])+[.G35]+[.H3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5]*[.L35])-[.M35]-[.N3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5] );&quot;N/A&quot;;IF([.J35]=[.D3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6]*[.F36])+[.G36]+[.H3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6]*[.L36])-[.M36]-[.N3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6] );&quot;N/A&quot;;IF([.J36]=[.D3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7]*[.F37])+[.G37]+[.H3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7]*[.L37])-[.M37]-[.N3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7] );&quot;N/A&quot;;IF([.J37]=[.D3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8]*[.F38])+[.G38]+[.H3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8]*[.L38])-[.M38]-[.N3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8] );&quot;N/A&quot;;IF([.J38]=[.D3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39]*[.F39])+[.G39]+[.H3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39]*[.L39])-[.M39]-[.N3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39] );&quot;N/A&quot;;IF([.J39]=[.D3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0]*[.F40])+[.G40]+[.H4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0]*[.L40])-[.M40]-[.N4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0] );&quot;N/A&quot;;IF([.J40]=[.D4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1]*[.F41])+[.G41]+[.H4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1]*[.L41])-[.M41]-[.N4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1] );&quot;N/A&quot;;IF([.J41]=[.D4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2]*[.F42])+[.G42]+[.H4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2]*[.L42])-[.M42]-[.N4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2] );&quot;N/A&quot;;IF([.J42]=[.D4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3]*[.F43])+[.G43]+[.H4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3]*[.L43])-[.M43]-[.N4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3] );&quot;N/A&quot;;IF([.J43]=[.D4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4]*[.F44])+[.G44]+[.H4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4]*[.L44])-[.M44]-[.N4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4] );&quot;N/A&quot;;IF([.J44]=[.D4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5]*[.F45])+[.G45]+[.H4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5]*[.L45])-[.M45]-[.N4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5] );&quot;N/A&quot;;IF([.J45]=[.D4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 table:style-name="ce127"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6]*[.F46])+[.G46]+[.H4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6]*[.L46])-[.M46]-[.N4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6] );&quot;N/A&quot;;IF([.J46]=[.D4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7]*[.F47])+[.G47]+[.H4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7]*[.L47])-[.M47]-[.N4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7] );&quot;N/A&quot;;IF([.J47]=[.D4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8]*[.F48])+[.G48]+[.H4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8]*[.L48])-[.M48]-[.N4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8] );&quot;N/A&quot;;IF([.J48]=[.D4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49]*[.F49])+[.G49]+[.H4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49]*[.L49])-[.M49]-[.N4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49] );&quot;N/A&quot;;IF([.J49]=[.D4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0]*[.F50])+[.G50]+[.H5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0]*[.L50])-[.M50]-[.N5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0] );&quot;N/A&quot;;IF([.J50]=[.D5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1]*[.F51])+[.G51]+[.H5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1]*[.L51])-[.M51]-[.N5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1] );&quot;N/A&quot;;IF([.J51]=[.D5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2]*[.F52])+[.G52]+[.H5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2]*[.L52])-[.M52]-[.N5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2] );&quot;N/A&quot;;IF([.J52]=[.D5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3]*[.F53])+[.G53]+[.H5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3]*[.L53])-[.M53]-[.N5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3] );&quot;N/A&quot;;IF([.J53]=[.D5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4]*[.F54])+[.G54]+[.H5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4]*[.L54])-[.M54]-[.N5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4] );&quot;N/A&quot;;IF([.J54]=[.D5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5]*[.F55])+[.G55]+[.H5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5]*[.L55])-[.M55]-[.N5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5] );&quot;N/A&quot;;IF([.J55]=[.D5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6]*[.F56])+[.G56]+[.H5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6]*[.L56])-[.M56]-[.N5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6] );&quot;N/A&quot;;IF([.J56]=[.D5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7]*[.F57])+[.G57]+[.H5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7]*[.L57])-[.M57]-[.N5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7] );&quot;N/A&quot;;IF([.J57]=[.D5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8]*[.F58])+[.G58]+[.H5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8]*[.L58])-[.M58]-[.N5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8] );&quot;N/A&quot;;IF([.J58]=[.D5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59]*[.F59])+[.G59]+[.H5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59]*[.L59])-[.M59]-[.N5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59] );&quot;N/A&quot;;IF([.J59]=[.D5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0]*[.F60])+[.G60]+[.H6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0]*[.L60])-[.M60]-[.N6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0] );&quot;N/A&quot;;IF([.J60]=[.D6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1]*[.F61])+[.G61]+[.H6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1]*[.L61])-[.M61]-[.N6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1] );&quot;N/A&quot;;IF([.J61]=[.D6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2]*[.F62])+[.G62]+[.H6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2]*[.L62])-[.M62]-[.N6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2] );&quot;N/A&quot;;IF([.J62]=[.D6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3]*[.F63])+[.G63]+[.H6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3]*[.L63])-[.M63]-[.N6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3] );&quot;N/A&quot;;IF([.J63]=[.D6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4]*[.F64])+[.G64]+[.H6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4]*[.L64])-[.M64]-[.N6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4] );&quot;N/A&quot;;IF([.J64]=[.D6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5]*[.F65])+[.G65]+[.H6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5]*[.L65])-[.M65]-[.N6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5] );&quot;N/A&quot;;IF([.J65]=[.D6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6]*[.F66])+[.G66]+[.H6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6]*[.L66])-[.M66]-[.N6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6] );&quot;N/A&quot;;IF([.J66]=[.D6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7]*[.F67])+[.G67]+[.H6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7]*[.L67])-[.M67]-[.N6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7] );&quot;N/A&quot;;IF([.J67]=[.D6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8]*[.F68])+[.G68]+[.H6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8]*[.L68])-[.M68]-[.N6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8] );&quot;N/A&quot;;IF([.J68]=[.D6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69]*[.F69])+[.G69]+[.H6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69]*[.L69])-[.M69]-[.N6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69] );&quot;N/A&quot;;IF([.J69]=[.D6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0]*[.F70])+[.G70]+[.H7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0]*[.L70])-[.M70]-[.N7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0] );&quot;N/A&quot;;IF([.J70]=[.D7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1]*[.F71])+[.G71]+[.H7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1]*[.L71])-[.M71]-[.N7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1] );&quot;N/A&quot;;IF([.J71]=[.D7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2]*[.F72])+[.G72]+[.H7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2]*[.L72])-[.M72]-[.N7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2] );&quot;N/A&quot;;IF([.J72]=[.D7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3]*[.F73])+[.G73]+[.H7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3]*[.L73])-[.M73]-[.N7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3] );&quot;N/A&quot;;IF([.J73]=[.D7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4]*[.F74])+[.G74]+[.H7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4]*[.L74])-[.M74]-[.N7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4] );&quot;N/A&quot;;IF([.J74]=[.D7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5]*[.F75])+[.G75]+[.H7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5]*[.L75])-[.M75]-[.N7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5] );&quot;N/A&quot;;IF([.J75]=[.D7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6]*[.F76])+[.G76]+[.H7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6]*[.L76])-[.M76]-[.N7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6] );&quot;N/A&quot;;IF([.J76]=[.D7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7]*[.F77])+[.G77]+[.H7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7]*[.L77])-[.M77]-[.N7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7] );&quot;N/A&quot;;IF([.J77]=[.D7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8]*[.F78])+[.G78]+[.H7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8]*[.L78])-[.M78]-[.N7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8] );&quot;N/A&quot;;IF([.J78]=[.D7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79]*[.F79])+[.G79]+[.H7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79]*[.L79])-[.M79]-[.N7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79] );&quot;N/A&quot;;IF([.J79]=[.D7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0]*[.F80])+[.G80]+[.H8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0]*[.L80])-[.M80]-[.N8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0] );&quot;N/A&quot;;IF([.J80]=[.D8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1]*[.F81])+[.G81]+[.H8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1]*[.L81])-[.M81]-[.N8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1] );&quot;N/A&quot;;IF([.J81]=[.D8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2]*[.F82])+[.G82]+[.H82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2]*[.L82])-[.M82]-[.N82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2] );&quot;N/A&quot;;IF([.J82]=[.D8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3]*[.F83])+[.G83]+[.H83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3]*[.L83])-[.M83]-[.N83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3] );&quot;N/A&quot;;IF([.J83]=[.D8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4]*[.F84])+[.G84]+[.H84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4]*[.L84])-[.M84]-[.N84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4] );&quot;N/A&quot;;IF([.J84]=[.D8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5]*[.F85])+[.G85]+[.H85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5]*[.L85])-[.M85]-[.N85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5] );&quot;N/A&quot;;IF([.J85]=[.D8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6]*[.F86])+[.G86]+[.H86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6]*[.L86])-[.M86]-[.N86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6] );&quot;N/A&quot;;IF([.J86]=[.D8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7]*[.F87])+[.G87]+[.H87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7]*[.L87])-[.M87]-[.N87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7] );&quot;N/A&quot;;IF([.J87]=[.D8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8]*[.F88])+[.G88]+[.H88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8]*[.L88])-[.M88]-[.N88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8] );&quot;N/A&quot;;IF([.J88]=[.D8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89]*[.F89])+[.G89]+[.H89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89]*[.L89])-[.M89]-[.N89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89] );&quot;N/A&quot;;IF([.J89]=[.D8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90]*[.F90])+[.G90]+[.H90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90]*[.L90])-[.M90]-[.N90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90] );&quot;N/A&quot;;IF([.J90]=[.D9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>
          <table:table-cell table:style-name="ce109"/>
          <table:table-cell table:style-name="ce113" table:content-validation-name="val1"/>
          <table:table-cell table:style-name="ce114"/>
          <table:table-cell table:style-name="ce116"/>
          <table:table-cell table:style-name="ce118"/>
          <table:table-cell table:style-name="ce120"/>
          <table:table-cell table:style-name="ce122"/>
          <table:table-cell table:style-name="ce125"/>
          <table:table-cell/>
          <table:table-cell table:style-name="ce131"/>
          <table:table-cell table:style-name="ce132"/>
          <table:table-cell table:style-name="ce133" table:number-columns-repeated="2"/>
          <table:table-cell table:style-name="ce134"/>
          <table:table-cell/>
          <table:table-cell table:style-name="ce137" table:formula="of:=SUM(([.E91]*[.F91])+[.G91]+[.H91])" office:value-type="currency" office:currency="BRL" office:value="0" calcext:value-type="currency">
            <text:p>R$ 0,00</text:p>
          </table:table-cell>
          <table:table-cell table:style-name="ce140"/>
          <table:table-cell table:style-name="ce148" table:formula="of:=SUM(([.K91]*[.L91])-[.M91]-[.N91])" office:value-type="currency" office:currency="BRL" office:value="0" calcext:value-type="currency">
            <text:p>R$ 0,00</text:p>
          </table:table-cell>
          <table:table-cell/>
          <table:table-cell table:style-name="ce151" table:formula="of:=IF(ISBLANK([.J91] );&quot;N/A&quot;;IF([.J91]=[.D9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3" table:number-rows-repeated="1048484">
          <table:table-cell/>
          <table:table-cell table:content-validation-name="val2"/>
          <table:table-cell table:number-columns-repeated="1022"/>
        </table:table-row>
        <table:table-row table:style-name="ro3">
          <table:table-cell/>
          <table:table-cell table:content-validation-name="val2"/>
          <table:table-cell table:number-columns-repeated="1022"/>
        </table:table-row>
      </table:table>
      <table:table table:name="Rendimentos-Fii" table:style-name="ta1">
        <table:table-column table:style-name="co16" table:default-cell-style-name="ce155"/>
        <table:table-column table:style-name="co5" table:default-cell-style-name="ce155"/>
        <table:table-column table:style-name="co17" table:default-cell-style-name="ce155"/>
        <table:table-column table:style-name="co18" table:default-cell-style-name="ce155"/>
        <table:table-column table:style-name="co19" table:default-cell-style-name="ce155"/>
        <table:table-column table:style-name="co20" table:default-cell-style-name="ce155"/>
        <table:table-column table:style-name="co17" table:default-cell-style-name="ce155"/>
        <table:table-column table:style-name="co21" table:default-cell-style-name="ce155"/>
        <table:table-column table:style-name="co18" table:default-cell-style-name="ce155"/>
        <table:table-column table:style-name="co22" table:default-cell-style-name="ce155"/>
        <table:table-column table:style-name="co20" table:default-cell-style-name="ce155"/>
        <table:table-column table:style-name="co23" table:default-cell-style-name="ce155"/>
        <table:table-column table:style-name="co20" table:default-cell-style-name="ce155"/>
        <table:table-column table:style-name="co24" table:default-cell-style-name="ce141"/>
        <table:table-column table:style-name="co25" table:default-cell-style-name="ce158"/>
        <table:table-column table:style-name="co1" table:number-columns-repeated="1009" table:default-cell-style-name="ce158"/>
        <table:table-row table:style-name="ro3">
          <table:table-cell table:style-name="ce129" office:value-type="string" calcext:value-type="string">
            <text:p>Fii</text:p>
          </table:table-cell>
          <table:table-cell table:style-name="ce129" office:value-type="string" calcext:value-type="string">
            <text:p>Jan</text:p>
          </table:table-cell>
          <table:table-cell table:style-name="ce129" office:value-type="string" calcext:value-type="string">
            <text:p>Fev</text:p>
          </table:table-cell>
          <table:table-cell table:style-name="ce129" office:value-type="string" calcext:value-type="string">
            <text:p>Mar</text:p>
          </table:table-cell>
          <table:table-cell table:style-name="ce129" office:value-type="string" calcext:value-type="string">
            <text:p>Abr</text:p>
          </table:table-cell>
          <table:table-cell table:style-name="ce129" office:value-type="string" calcext:value-type="string">
            <text:p>Mai</text:p>
          </table:table-cell>
          <table:table-cell table:style-name="ce129" office:value-type="string" calcext:value-type="string">
            <text:p>Jun</text:p>
          </table:table-cell>
          <table:table-cell table:style-name="ce129" office:value-type="string" calcext:value-type="string">
            <text:p>Jul</text:p>
          </table:table-cell>
          <table:table-cell table:style-name="ce129" office:value-type="string" calcext:value-type="string">
            <text:p>Ago</text:p>
          </table:table-cell>
          <table:table-cell table:style-name="ce129" office:value-type="string" calcext:value-type="string">
            <text:p>Set</text:p>
          </table:table-cell>
          <table:table-cell table:style-name="ce129" office:value-type="string" calcext:value-type="string">
            <text:p>Out</text:p>
          </table:table-cell>
          <table:table-cell table:style-name="ce129" office:value-type="string" calcext:value-type="string">
            <text:p>Nov</text:p>
          </table:table-cell>
          <table:table-cell table:style-name="ce129" office:value-type="string" calcext:value-type="string">
            <text:p>Dez</text:p>
          </table:table-cell>
          <table:table-cell table:style-name="ce139" office:value-type="string" calcext:value-type="string">
            <text:p>-</text:p>
          </table:table-cell>
          <table:table-cell table:style-name="ce142" office:value-type="string" calcext:value-type="string">
            <text:p>Total Ganho</text:p>
          </table:table-cell>
          <table:table-cell table:number-columns-repeated="1009"/>
        </table:table-row>
        <table:table-row table:style-name="ro3">
          <table:table-cell table:style-name="ce154" office:value-type="string" calcext:value-type="string">
            <text:p>ALZR11</text:p>
          </table:table-cell>
          <table:table-cell table:style-name="ce156" office:value-type="currency" office:currency="BRL" office:value="1" calcext:value-type="currency">
            <text:p>R$ 1,00</text:p>
          </table:table-cell>
          <table:table-cell table:style-name="ce156" table:number-columns-repeated="11"/>
          <table:table-cell table:style-name="ce140"/>
          <table:table-cell table:style-name="ce157" table:formula="of:=SUM([.B2:.M2])" office:value-type="currency" office:currency="BRL" office:value="1" calcext:value-type="currency">
            <text:p>R$ 1,00</text:p>
          </table:table-cell>
          <table:table-cell table:number-columns-repeated="1009"/>
        </table:table-row>
        <table:table-row table:style-name="ro3">
          <table:table-cell table:style-name="ce154" office:value-type="string" calcext:value-type="string">
            <text:p>MXRF11</text:p>
          </table:table-cell>
          <table:table-cell table:style-name="ce156" table:number-columns-repeated="12"/>
          <table:table-cell table:style-name="ce140"/>
          <table:table-cell table:style-name="ce157" table:formula="of:=SUM([.B3:.M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 office:value-type="string" calcext:value-type="string">
            <text:p>BCFF11</text:p>
          </table:table-cell>
          <table:table-cell table:style-name="ce156" table:number-columns-repeated="12"/>
          <table:table-cell table:style-name="ce140"/>
          <table:table-cell table:style-name="ce157" table:formula="of:=SUM([.B4:.M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 office:value-type="string" calcext:value-type="string">
            <text:p>XPML11</text:p>
          </table:table-cell>
          <table:table-cell table:style-name="ce156" table:number-columns-repeated="12"/>
          <table:table-cell table:style-name="ce140"/>
          <table:table-cell table:style-name="ce157" table:formula="of:=SUM([.B5:.M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:.M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:.M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:.M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9:.M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0:.M1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1:.M1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2:.M1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3:.M1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4:.M1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5:.M1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6:.M1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7:.M1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8:.M1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19:.M1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0:.M2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1:.M2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2:.M2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3:.M2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4:.M2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5:.M2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6:.M2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7:.M2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8:.M2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29:.M2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0:.M3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1:.M3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2:.M3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3:.M3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4:.M3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5:.M3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6:.M3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7:.M3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8:.M3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39:.M3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0:.M4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1:.M4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2:.M4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3:.M4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4:.M4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5:.M4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6:.M4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7:.M4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8:.M4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49:.M4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0:.M5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1:.M5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2:.M5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3:.M5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4:.M5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5:.M5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6:.M5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7:.M5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8:.M5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59:.M5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0:.M6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1:.M6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2:.M6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3:.M6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4:.M6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5:.M6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6:.M6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7:.M6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8:.M6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69:.M6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0:.M7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1:.M7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2:.M7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3:.M7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4:.M7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5:.M7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6:.M7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7:.M7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8:.M7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79:.M7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0:.M8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1:.M8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2:.M8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3:.M8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4:.M8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5:.M8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6:.M8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7:.M8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8:.M8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89:.M8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90:.M9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>
          <table:table-cell table:style-name="ce154"/>
          <table:table-cell table:style-name="ce156" table:number-columns-repeated="12"/>
          <table:table-cell table:style-name="ce140"/>
          <table:table-cell table:style-name="ce157" table:formula="of:=SUM([.B91:.M9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s" table:style-name="ta1">
        <table:table-column table:style-name="co1" table:default-cell-style-name="Default"/>
        <table:table-row table:style-name="ro4">
          <table:table-cell office:value-type="string" calcext:value-type="string">
            <text:p>Type</text:p>
          </table:table-cell>
        </table:table-row>
        <table:table-row table:style-name="ro4">
          <table:table-cell office:value-type="string" calcext:value-type="string">
            <text:p>Fii</text:p>
          </table:table-cell>
        </table:table-row>
        <table:table-row table:style-name="ro4">
          <table:table-cell office:value-type="string" calcext:value-type="string">
            <text:p>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0:32:27.6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0:46:18.547000000</meta:creation-date>
    <dc:date>2021-03-09T21:26:48.052000000</dc:date>
    <meta:editing-duration>PT4H5M41S</meta:editing-duration>
    <meta:editing-cycles>75</meta:editing-cycles>
    <meta:generator>LibreOffice/7.1.0.3$Windows_X86_64 LibreOffice_project/f6099ecf3d29644b5008cc8f48f42f4a40986e4c</meta:generator>
    <meta:document-statistic meta:table-count="4" meta:cell-count="448" meta:object-count="0"/>
  </office:meta>
</office:document-meta>
</file>